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break-before="page"/>
    </style:style>
    <style:style style:name="P2" style:parent-style-name="Standard" style:family="paragraph">
      <style:paragraph-properties fo:keep-with-next="always"/>
    </style:style>
    <style:style style:name="P3" style:parent-style-name="Heading5" style:family="paragraph">
      <style:text-properties style:font-name="Liberation Serif" style:font-name-asian="NSimSun" style:font-name-complex="Arial" style:use-window-font-color="true" style:font-size-complex="12pt"/>
    </style:style>
    <style:style style:name="P4" style:parent-style-name="Heading4" style:family="paragraph">
      <style:text-properties style:font-name="Liberation Serif" style:font-name-asian="NSimSun" style:font-name-complex="Arial" fo:font-style="normal" style:font-style-asian="normal" style:font-style-complex="normal" style:use-window-font-color="true" style:font-size-complex="12pt"/>
    </style:style>
    <style:style style:name="P5" style:parent-style-name="Standard" style:family="paragraph">
      <style:paragraph-properties fo:keep-with-next="always"/>
    </style:style>
    <style:style style:name="TableColumn7" style:family="table-column">
      <style:table-column-properties style:column-width="3.459in"/>
    </style:style>
    <style:style style:name="TableColumn8" style:family="table-column">
      <style:table-column-properties style:column-width="3.459in"/>
    </style:style>
    <style:style style:name="Table6" style:family="table">
      <style:table-properties style:width="6.918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Standard" style:family="paragraph">
      <style:paragraph-properties fo:keep-with-next="always"/>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keep-with-next="always"/>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keep-with-next="always"/>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keep-with-next="always"/>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keep-with-next="alway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keep-with-next="always"/>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keep-with-next="alway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keep-with-next="always"/>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keep-with-next="alway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keep-with-next="always"/>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keep-with-next="alway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keep-with-next="always"/>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keep-with-next="alway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keep-with-next="always"/>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keep-with-next="alway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keep-with-next="always"/>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keep-with-next="always"/>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keep-with-next="always"/>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keep-with-next="alway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keep-with-next="always"/>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keep-with-next="alway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keep-with-next="always"/>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keep-with-next="always"/>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keep-with-next="always"/>
    </style:style>
    <style:style style:name="P69" style:parent-style-name="Heading5" style:family="paragraph">
      <style:text-properties style:font-name="Liberation Serif" style:font-name-asian="NSimSun" style:font-name-complex="Arial" style:use-window-font-color="true" style:font-size-complex="12pt"/>
    </style:style>
    <style:style style:name="P70" style:parent-style-name="Heading5" style:family="paragraph">
      <style:text-properties style:font-name="Liberation Serif" style:font-name-asian="NSimSun" style:font-name-complex="Arial" style:use-window-font-color="true" style:font-size-complex="12pt"/>
    </style:style>
    <style:style style:name="P71" style:parent-style-name="Heading5" style:family="paragraph">
      <style:text-properties style:font-name="Liberation Serif" style:font-name-asian="NSimSun" style:font-name-complex="Arial" style:use-window-font-color="true" style:font-size-complex="12pt"/>
    </style:style>
    <style:style style:name="P72" style:parent-style-name="Heading5" style:family="paragraph">
      <style:text-properties style:font-name="Liberation Serif" style:font-name-asian="NSimSun" style:font-name-complex="Arial" style:use-window-font-color="true" style:font-size-complex="12pt"/>
    </style:style>
    <style:style style:name="P73" style:parent-style-name="Heading5" style:family="paragraph">
      <style:text-properties style:font-name="Liberation Serif" style:font-name-asian="NSimSun" style:font-name-complex="Arial" style:use-window-font-color="true" style:font-size-complex="12pt"/>
    </style:style>
    <style:style style:name="TableColumn75" style:family="table-column">
      <style:table-column-properties style:column-width="3.459in"/>
    </style:style>
    <style:style style:name="TableColumn76" style:family="table-column">
      <style:table-column-properties style:column-width="3.459in"/>
    </style:style>
    <style:style style:name="Table74" style:family="table">
      <style:table-properties style:width="6.918in" fo:margin-left="0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office:automatic-styles>
  <office:body>
    <office:text text:use-soft-page-breaks="true">
      <text:h text:style-name="P1" text:outline-level="3"><text:bookmark-start text:name="__RefHeading__2081_1963270645"/>Test 050-04-01 Channel Access<text:bookmark-end text:name="__RefHeading__2081_1963270645"/></text:h>
      <text:p text:style-name="P2">Confirm only one reply per command; presence of busy; later processing if busy.</text:p>
      <text:h text:style-name="Heading5" text:outline-level="5">PD</text:h>
      <text:h text:style-name="P3" text:outline-level="5">The PD shall send a single reply message to each message addressed to it within the specified maximum REPLY_DELAY, as defined in subclause 5.7.</text:h>
      <text:h text:style-name="Heading5" text:outline-level="5">ACU</text:h>
      <text:h text:style-name="P4" text:outline-level="4">Only the ACU may spontaneously send a message. Each message sent by the ACU is addressed to one and only one PD. The “broadcast message”, as described in Table 1, assumes that there is only one PD connected to the ACU.</text:h>
      <text:h text:style-name="Heading4" text:outline-level="4">Purpose</text:h>
      <text:p text:style-name="Normal">Confirm that the DUT supports the “interrogation/reply” mode and appropriate channel access.</text:p>
      <text:h text:style-name="Heading4" text:outline-level="4">Criteria</text:h>
      <text:p text:style-name="P5"/>
      <table:table table:style-name="Table6">
        <table:table-columns>
          <table:table-column table:style-name="TableColumn7"/>
          <table:table-column table:style-name="TableColumn8"/>
        </table:table-columns>
        <table:table-row table:style-name="TableRow9">
          <table:table-cell table:style-name="TableCell10">
            <text:p text:style-name="P11">Basic OSDP (PD)</text:p>
          </table:table-cell>
          <table:table-cell table:style-name="TableCell12">
            <text:p text:style-name="P13">Required</text:p>
          </table:table-cell>
        </table:table-row>
        <table:table-row table:style-name="TableRow14">
          <table:table-cell table:style-name="TableCell15">
            <text:p text:style-name="P16">Basic OSDP (ACU)</text:p>
          </table:table-cell>
          <table:table-cell table:style-name="TableCell17">
            <text:p text:style-name="P18">Required</text:p>
          </table:table-cell>
        </table:table-row>
        <table:table-row table:style-name="TableRow19">
          <table:table-cell table:style-name="TableCell20">
            <text:p text:style-name="P21">Secure Channel (PD)</text:p>
          </table:table-cell>
          <table:table-cell table:style-name="TableCell22">
            <text:p text:style-name="P23">Required</text:p>
          </table:table-cell>
        </table:table-row>
        <table:table-row table:style-name="TableRow24">
          <table:table-cell table:style-name="TableCell25">
            <text:p text:style-name="P26">Secure Channel (ACU)</text:p>
          </table:table-cell>
          <table:table-cell table:style-name="TableCell27">
            <text:p text:style-name="P28">Required</text:p>
          </table:table-cell>
        </table:table-row>
        <table:table-row table:style-name="TableRow29">
          <table:table-cell table:style-name="TableCell30">
            <text:p text:style-name="P31">BIO Match (PD)</text:p>
          </table:table-cell>
          <table:table-cell table:style-name="TableCell32">
            <text:p text:style-name="P33">Required</text:p>
          </table:table-cell>
        </table:table-row>
        <table:table-row table:style-name="TableRow34">
          <table:table-cell table:style-name="TableCell35">
            <text:p text:style-name="P36">BIO Match (ACU)</text:p>
          </table:table-cell>
          <table:table-cell table:style-name="TableCell37">
            <text:p text:style-name="P38">Required</text:p>
          </table:table-cell>
        </table:table-row>
        <table:table-row table:style-name="TableRow39">
          <table:table-cell table:style-name="TableCell40">
            <text:p text:style-name="P41">BIO Read (PD)</text:p>
          </table:table-cell>
          <table:table-cell table:style-name="TableCell42">
            <text:p text:style-name="P43">Required</text:p>
          </table:table-cell>
        </table:table-row>
        <table:table-row table:style-name="TableRow44">
          <table:table-cell table:style-name="TableCell45">
            <text:p text:style-name="P46">BIO Read (ACU)</text:p>
          </table:table-cell>
          <table:table-cell table:style-name="TableCell47">
            <text:p text:style-name="P48">Required</text:p>
          </table:table-cell>
        </table:table-row>
        <table:table-row table:style-name="TableRow49">
          <table:table-cell table:style-name="TableCell50">
            <text:p text:style-name="P51">Extended Packet Mode (PD)</text:p>
          </table:table-cell>
          <table:table-cell table:style-name="TableCell52">
            <text:p text:style-name="P53">Required</text:p>
          </table:table-cell>
        </table:table-row>
        <table:table-row table:style-name="TableRow54">
          <table:table-cell table:style-name="TableCell55">
            <text:p text:style-name="P56">Extended Packet Mode (ACU)</text:p>
          </table:table-cell>
          <table:table-cell table:style-name="TableCell57">
            <text:p text:style-name="P58">Required</text:p>
          </table:table-cell>
        </table:table-row>
        <table:table-row table:style-name="TableRow59">
          <table:table-cell table:style-name="TableCell60">
            <text:p text:style-name="P61">Extended Read/Write (PD)</text:p>
          </table:table-cell>
          <table:table-cell table:style-name="TableCell62">
            <text:p text:style-name="P63">Required</text:p>
          </table:table-cell>
        </table:table-row>
        <table:table-row table:style-name="TableRow64">
          <table:table-cell table:style-name="TableCell65">
            <text:p text:style-name="P66">Extended Read/Write (ACU)</text:p>
          </table:table-cell>
          <table:table-cell table:style-name="TableCell67">
            <text:p text:style-name="P68">Required</text:p>
          </table:table-cell>
        </table:table-row>
      </table:table>
      <text:h text:style-name="Heading4" text:outline-level="4">Test action</text:h>
      <text:h text:style-name="Heading5" text:outline-level="5">PD Test</text:h>
      <text:h text:style-name="P69" text:outline-level="5"><text:bookmark-start text:name="_Hlk121934419"/>Use OSDP trace to confirm presence of one reply per command.</text:h>
      <text:h text:style-name="P70" text:outline-level="5">Operator action:</text:h>
      <text:h text:style-name="P71" text:outline-level="5"><text:tab/>Set up DUT and run a selection of commands, collecting a trace</text:h>
      <text:h text:style-name="P72" text:outline-level="5"><text:tab/>Run trace analyzer</text:h>
      <text:h text:style-name="P73" text:outline-level="5"><text:tab/>Confirm analyzer does not report response anomalies.</text:h>
      <text:h text:style-name="Heading5" text:outline-level="5"><text:bookmark-end text:name="_Hlk121934419"/>ACU Test</text:h>
      <text:p text:style-name="Normal">Use OSDP trace to confirm presence of busy, one reply per command.</text:p>
      <text:p text:style-name="Normal">Operator action:</text:p>
      <text:p text:style-name="Normal"><text:tab/>Set up DUT and run a selection of commands, collecting a trace</text:p>
      <text:p text:style-name="Normal"><text:tab/>Run trace analyzer</text:p>
      <text:p text:style-name="Normal"><text:tab/>Confirm analyzer does not report response anomalies.</text:p>
      <text:h text:style-name="Heading4" text:outline-level="4">Development status</text:h>
      <text:p text:style-name="Standard">1.31-Build-4</text:p>
      <text:p text:style-name="Standard"/>
      <text:p text:style-name="Standard"/>
      <text:p text:style-name="Standard"/>
      <text:soft-page-break/>
      <text:h text:style-name="Heading4" text:outline-level="4">Test Results</text:h>
      <text:p text:style-name="Standard">JSON tags</text:p>
      <table:table table:style-name="Table74">
        <table:table-columns>
          <table:table-column table:style-name="TableColumn75"/>
          <table:table-column table:style-name="TableColumn76"/>
        </table:table-columns>
        <table:table-row table:style-name="TableRow77">
          <table:table-cell table:style-name="TableCell78">
            <text:p text:style-name="Standard">test</text:p>
          </table:table-cell>
          <table:table-cell table:style-name="TableCell79">
            <text:p text:style-name="Standard">n/a</text:p>
          </table:table-cell>
        </table:table-row>
        <table:table-row table:style-name="TableRow80">
          <table:table-cell table:style-name="TableCell81">
            <text:p text:style-name="Standard">test-status</text:p>
          </table:table-cell>
          <table:table-cell table:style-name="TableCell82">
            <text:p text:style-name="Standard">n/a</text:p>
          </table:table-cell>
        </table:table-row>
      </table:table>
      <text:p text:style-name="Standard"/>
      <text:h text:style-name="Heading4" text:outline-level="4">Revision History</text:h>
      <text:p text:style-name="Standard">Updated as 2.4.2</text:p>
      <text:h text:style-name="Heading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Yu Gothic Light" style:font-name-complex="Mangal" fo:font-style="italic" style:font-style-asian="italic" style:font-style-complex="italic" fo:color="#2F5496"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Yu Gothic Light" style:font-name-complex="Mangal"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ading4Char" style:display-name="Heading 4 Char" style:family="text" style:parent-style-name="DefaultParagraphFont">
      <style:text-properties style:font-name="Calibri Light" style:font-name-asian="Yu Gothic Light" style:font-name-complex="Mangal" fo:font-style="italic" style:font-style-asian="italic" style:font-style-complex="italic" fo:color="#2F5496" style:font-size-complex="10.5pt"/>
    </style:style>
    <style:style style:name="Heading5Char" style:display-name="Heading 5 Char" style:family="text" style:parent-style-name="DefaultParagraphFont">
      <style:text-properties style:font-name="Calibri Light" style:font-name-asian="Yu Gothic Light" style:font-name-complex="Mangal"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OSDP Verified<text:tab/>Test Descriptions<text:tab/>Page<text:s/><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lvatore D'Agostino</dc:creator>
    <meta:creation-date>2022-12-14T23:17:00Z</meta:creation-date>
    <dc:date>2022-12-16T02:19:00Z</dc:date>
    <meta:template xlink:href="Normal.dotm" xlink:type="simple"/>
    <meta:editing-cycles>4</meta:editing-cycles>
    <meta:editing-duration>PT660S</meta:editing-duration>
    <meta:document-statistic meta:page-count="2" meta:paragraph-count="3" meta:word-count="229" meta:character-count="1534" meta:row-count="10" meta:non-whitespace-character-count="1308"/>
  </office:meta>
</office:document-meta>
</file>